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90221C9F.png" manifest:media-type="image/png"/>
  <manifest:file-entry manifest:full-path="Pictures/100000010000051600000319EA5C8846.png" manifest:media-type="image/png"/>
  <manifest:file-entry manifest:full-path="Pictures/100000010000024700000359CBC8A149.png" manifest:media-type="image/png"/>
  <manifest:file-entry manifest:full-path="Pictures/100035A300005210000074115A688A80.pdf" manifest:media-type="application/pdf"/>
  <manifest:file-entry manifest:full-path="Pictures/10054B07000123040001ABBC50B66EB3.svg" manifest:media-type="image/svg+xml"/>
  <manifest:file-entry manifest:full-path="Pictures/1000000100000529000003200EF2695E.png" manifest:media-type="image/png"/>
  <manifest:file-entry manifest:full-path="Pictures/100000010000033100000264409963D1.png" manifest:media-type="image/png"/>
  <manifest:file-entry manifest:full-path="Pictures/10000001000005090000035621576E4A.png" manifest:media-type="image/png"/>
  <manifest:file-entry manifest:full-path="Pictures/1004BC4A000184AC000123040189B88A.svg" manifest:media-type="image/svg+xml"/>
  <manifest:file-entry manifest:full-path="Pictures/100000010000028E000002FC05CE31A3.png" manifest:media-type="image/png"/>
  <manifest:file-entry manifest:full-path="Pictures/10000001000005710000036393CC95C0.png" manifest:media-type="image/png"/>
  <manifest:file-entry manifest:full-path="Pictures/1002FE530000F03C0001187890721DD7.svg" manifest:media-type="image/svg+xml"/>
  <manifest:file-entry manifest:full-path="Pictures/100000000000078000000438E9C57C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paragraph-properties fo:break-before="page"/>
      <style:text-properties officeooo:rsid="0019093b" officeooo:paragraph-rsid="001d6540"/>
    </style:style>
    <style:style style:name="P3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5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6" style:family="paragraph" style:parent-style-name="Standard">
      <style:text-properties style:text-position="super 58%" officeooo:rsid="0019093b" officeooo:paragraph-rsid="001909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00f9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17cm, 0cm, 22.9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D Ansicht</text:p>
      <text:p text:style-name="P3"/>
      <text:p text:style-name="P6"><draw:frame draw:style-name="fr1" draw:name="Bild1" text:anchor-type="char" svg:width="17cm" svg:height="9.562cm" draw:z-index="1"><draw:image xlink:href="Pictures/100000000000078000000438E9C57C2B.png" xlink:type="simple" xlink:show="embed" xlink:actuate="onLoad" draw:mime-type="image/png"/></draw:frame></text:p>
      <text:p text:style-name="P1"/>
      <text:p text:style-name="P3"/>
      <text:p text:style-name="P4">Ansicht</text:p>
      <text:p text:style-name="P3"/>
      <text:p text:style-name="P1"><draw:frame draw:style-name="fr1" draw:name="Bild2" text:anchor-type="char" svg:width="17cm" svg:height="19.847cm" draw:z-index="8"><draw:image xlink:href="Pictures/1002FE530000F03C0001187890721DD7.svg" xlink:type="simple" xlink:show="embed" xlink:actuate="onLoad" draw:mime-type="image/svg+xml"/><draw:image xlink:href="Pictures/100000010000028E000002FC05CE31A3.png" xlink:type="simple" xlink:show="embed" xlink:actuate="onLoad" draw:mime-type="image/png"/></draw:frame></text:p>
      <text:p text:style-name="P1"/>
      <text:p text:style-name="P1"/>
      <text:p text:style-name="P4">Seitenansicht</text:p>
      <text:p text:style-name="P3"/>
      <text:p text:style-name="P1"><draw:frame draw:style-name="fr1" draw:name="Bild3" text:anchor-type="char" svg:width="17cm" svg:height="12.728cm" draw:z-index="9"><draw:image xlink:href="Pictures/1004BC4A000184AC000123040189B88A.svg" xlink:type="simple" xlink:show="embed" xlink:actuate="onLoad" draw:mime-type="image/svg+xml"/><draw:image xlink:href="Pictures/100000010000033100000264409963D1.png" xlink:type="simple" xlink:show="embed" xlink:actuate="onLoad" draw:mime-type="image/png"/></draw:frame></text:p>
      <text:p text:style-name="P1"/>
      <text:p text:style-name="P1"/>
      <text:p text:style-name="P4">Draufsicht</text:p>
      <text:p text:style-name="P1"/>
      <text:p text:style-name="P1"/>
      <text:p text:style-name="P1"><draw:frame draw:style-name="fr5" draw:name="Bild4" text:anchor-type="char" svg:width="16.24cm" svg:height="23.871cm" draw:z-index="2"><draw:image xlink:href="Pictures/10054B07000123040001ABBC50B66EB3.svg" xlink:type="simple" xlink:show="embed" xlink:actuate="onLoad" draw:mime-type="image/svg+xml"/><draw:image xlink:href="Pictures/100000010000024700000359CBC8A149.png" xlink:type="simple" xlink:show="embed" xlink:actuate="onLoad" draw:mime-type="image/png"/></draw:frame></text:p>
      <text:p text:style-name="P3"><draw:frame draw:style-name="fr3" draw:name="Bild6" text:anchor-type="char" svg:width="17cm" svg:height="10.294cm" draw:z-index="0"><draw:image xlink:href="Pictures/1000000100000529000003200EF2695E.png" xlink:type="simple" xlink:show="embed" xlink:actuate="onLoad" draw:mime-type="image/png"/></draw:frame><draw:frame draw:style-name="fr4" draw:name="Bild9" text:anchor-type="char" svg:x="0cm" svg:y="0cm" svg:width="17cm" svg:height="10.58cm" draw:z-index="6"><draw:image xlink:href="Pictures/100000010000051600000319EA5C8846.png" xlink:type="simple" xlink:show="embed" xlink:actuate="onLoad" draw:mime-type="image/png"/></draw:frame><text:soft-page-break/></text:p>
      <text:p text:style-name="P5"><draw:frame draw:style-name="fr1" draw:name="Bild10" text:anchor-type="char" svg:width="17cm" svg:height="10.58cm" draw:z-index="7"><draw:image xlink:href="Pictures/10000001000005710000036393CC95C0.png" xlink:type="simple" xlink:show="embed" xlink:actuate="onLoad" draw:mime-type="image/png"/></draw:frame></text:p>
      <text:p text:style-name="P5"><draw:frame draw:style-name="fr3" draw:name="Bild7" text:anchor-type="char" svg:width="17cm" svg:height="10.58cm" draw:z-index="3"><draw:image xlink:href="Pictures/10000001000005710000036393CC95C0.png" xlink:type="simple" xlink:show="embed" xlink:actuate="onLoad" draw:mime-type="image/png"/></draw:frame><draw:frame draw:style-name="fr3" draw:name="Bild8" text:anchor-type="char" svg:width="17cm" svg:height="11.262cm" draw:z-index="4"><draw:image xlink:href="Pictures/10000001000005090000035621576E4A.png" xlink:type="simple" xlink:show="embed" xlink:actuate="onLoad" draw:mime-type="image/png"/></draw:frame><text:soft-page-break/></text:p>
      <text:p text:style-name="P2"><text:span text:style-name="T2">S</text:span><text:span text:style-name="T1">tückliste </text:span><text:span text:style-name="T3">Feuerkorb</text:span><draw:frame draw:style-name="fr2" draw:name="Bild5" text:anchor-type="char" svg:x="0cm" svg:y="2.037cm" svg:width="17cm" svg:height="3.41cm" draw:z-index="5"><draw:image xlink:href="Pictures/100035A300005210000074115A688A80.pdf" xlink:type="simple" xlink:show="embed" xlink:actuate="onLoad" draw:mime-type="application/pdf"/><draw:image xlink:href="Pictures/100000010000031A0000046390221C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6T14:35:15.349975360</dc:date>
    <meta:editing-duration>PT10H25M55S</meta:editing-duration>
    <meta:editing-cycles>12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10" meta:object-count="0" meta:page-count="7" meta:paragraph-count="5" meta:word-count="7" meta:character-count="60" meta:non-whitespace-character-count="58"/>
  </office:meta>
</office:document-meta>
</file>